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simple XSS demonstration. 
                <text:a xlink:type="simple" xlink:href="javascript:alert('xss');" text:style-name="Internet_20_link" text:visited-style-name="Visited_20_Internet_20_Link">You can also click this link to trigger JavaScript execution.</text:a>
            </text:p>
      <text:p text:style-name="Standard"/>
      <text:p text:style-name="Standard">
            <draw:object><math:math><math:semantics><p>...</p><script>alert('xss demonstration');</script></math:semantics></math:math></draw:object>
                <draw:frame draw:style-name="fr1" draw:name="Object1" text:anchor-type="as-char" svg:y="-0.1484in" svg:width="0.3874in" svg:height="0.1839in" draw:z-index="0">
                    <draw:object xlink:href="./Object 1" xlink:type="simple" xlink:show="embed" xlink:actuate="onLoad"/>
                    <draw:image xlink:href="./ObjectReplacements/Object 1" xlink:type="simple" xlink:show="embed" xlink:actuate="onLoad"/>
                </draw:frame>
           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mon Scannell</meta:initial-creator>
    <meta:creation-date>2021-08-24T18:10:29</meta:creation-date>
    <dc:date>2021-08-25T15:06:57</dc:date>
    <dc:creator>Simon Scannell</dc:creator>
    <meta:editing-duration>PT20H56M28S</meta:editing-duration>
    <meta:editing-cycles>6</meta:editing-cycles>
    <meta:generator>OpenOffice/4.1.10$Unix OpenOffice.org_project/4110m2$Build-9807</meta:generator>
    <meta:document-statistic meta:table-count="0" meta:image-count="0" meta:object-count="1" meta:page-count="1" meta:paragraph-count="2" meta:word-count="3" meta:character-count="30"/>
  </office:meta>
</office:document-meta>
</file>

<file path=Object 1/content.xml><?xml version="1.0" encoding="utf-8"?>
<math xmlns="http://www.w3.org/1998/Math/MathML">
  <semantics>
    <mrow>
      <mrow>
        <mn>2</mn>
        <mo stretchy="false">≈</mo>
        <mn>2</mn>
      </mrow>
    </mrow>
    <annotation encoding="StarMath 5.0">2 approx 2</annotation>
  </semantics>
</math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Unix OpenOffice.org_project/4110m2$Build-980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math xmlns="http://www.w3.org/1998/Math/MathML">
  <semantics>
    <mrow>
      <mrow>
        <mi>a</mi>
        <mo stretchy="false">+</mo>
        <mi>b</mi>
      </mrow>
    </mrow>
    <annotation encoding="StarMath 5.0">a + b</annotation>
  </semantics>
</math>
</file>

<file path=back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mon Scannell</meta:initial-creator>
    <meta:creation-date>2021-08-24T18:10:29</meta:creation-date>
    <meta:document-statistic meta:table-count="0" meta:image-count="0" meta:object-count="0" meta:page-count="1" meta:paragraph-count="1" meta:word-count="2" meta:character-count="10"/>
    <dc:date>2021-08-24T18:10:52</dc:date>
    <dc:creator>Simon Scannell</dc:creator>
    <meta:editing-duration>PT23S</meta:editing-duration>
    <meta:editing-cycles>1</meta:editing-cycles>
    <meta:generator>OpenOffice/4.1.10$Unix OpenOffice.org_project/4110m2$Build-9807</meta:generator>
  </office:meta>
</office:document-meta>
</file>

<file path=content copy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y there!
                <text:a xlink:type="simple" xlink:href="https://google.com/" text:style-name="Internet_20_link" text:visited-style-name="Visited_20_Internet_20_Link">Https://google.com</text:a>
            </text:p>
      <text:p text:style-name="Standard"/>
      <text:p text:style-name="Standard">
                <draw:frame draw:style-name="fr2" draw:name="Object1" text:anchor-type="as-char" svg:y="-0.1484in" svg:width="0.3874in" svg:height="0.1839in" draw:z-index="0">
                    <draw:object xlink:href="./Object 1" xlink:type="simple" xlink:show="embed" xlink:actuate="onLoad"/>
                    <draw:image xlink:href="./ObjectReplacements/Object 1" xlink:type="simple" xlink:show="embed" xlink:actuate="onLoad"/>
                </draw:frame>
            </text:p>
      <text:p text:style-name="Standard"/>
      <text:p text:style-name="Standard">
                <draw:frame draw:style-name="fr1" draw:name="graphics1" text:anchor-type="paragraph" svg:width="5.6453in" svg:height="2.9898in" draw:z-index="1">
                    <draw:image xlink:href="Pictures/10000000000004B000000258CFC0AC4A.png" xlink:type="simple" xlink:show="embed" xlink:actuate="onLoad"/>
                </draw:frame>
            </text:p>
    </office:text>
  </office:body>
</office:document-content>
</file>